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F053770B30960227.png" manifest:media-type="image/png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Gothic720 Lt BT" svg:font-family="'Gothic720 Lt BT'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othic720 Lt BT1" svg:font-family="'Gothic720 Lt BT', 'Times New Roman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MS Gothic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weight="bold" style:font-size-asian="13.5pt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Heading_20_1" style:list-style-name="WWNum1"/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P6" style:family="paragraph" style:parent-style-name="Normal_20__28_Web_29_">
      <style:paragraph-properties fo:margin-top="0in" fo:margin-bottom="0in" loext:contextual-spacing="false"/>
    </style:style>
    <style:style style:name="P7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8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1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2" style:family="paragraph" style:parent-style-name="Normal_20__28_Web_29_">
      <style:paragraph-properties fo:margin-top="0.0835in" fo:margin-bottom="0in" loext:contextual-spacing="false"/>
    </style:style>
    <style:style style:name="P13" style:family="paragraph" style:parent-style-name="Normal_20__28_Web_29_">
      <style:paragraph-properties fo:margin-top="0in" fo:margin-bottom="0.1665in" loext:contextual-spacing="false" fo:text-align="center" style:justify-single-word="false"/>
    </style:style>
    <style:style style:name="P14" style:family="paragraph" style:parent-style-name="Normal_20__28_Web_29_">
      <style:paragraph-properties fo:margin-top="0.1665in" fo:margin-bottom="0.1665in" loext:contextual-spacing="false"/>
    </style:style>
    <style:style style:name="P15" style:family="paragraph" style:parent-style-name="Normal_20__28_Web_29_">
      <style:paragraph-properties fo:margin-top="0.1665in" fo:margin-bottom="0.1665in" loext:contextual-spacing="false" fo:text-align="justify" style:justify-single-word="false"/>
    </style:style>
    <style:style style:name="P16" style:family="paragraph" style:parent-style-name="Normal_20__28_Web_29_">
      <style:paragraph-properties fo:margin-top="0.1665in" fo:margin-bottom="0.1665in" loext:contextual-spacing="false" fo:text-align="justify" style:justify-single-word="false"/>
      <style:text-properties fo:color="#000000" fo:font-size="13.5pt" style:font-size-asian="13.5pt" style:font-size-complex="13.5pt"/>
    </style:style>
    <style:style style:name="P17" style:family="paragraph" style:parent-style-name="Normal_20__28_Web_29_">
      <style:paragraph-properties fo:margin-left="0in" fo:margin-right="0in" fo:margin-top="0.1665in" fo:margin-bottom="0.1665in" loext:contextual-spacing="false" fo:text-align="justify" style:justify-single-word="false" fo:text-indent="0.5in" style:auto-text-indent="false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2" style:family="text">
      <style:text-properties fo:color="#000000" style:font-name="Verdana" fo:font-size="13.5pt" fo:font-weight="bold" style:font-size-asian="13.5pt" style:font-weight-asian="bold" style:font-name-complex="Verdana1" style:font-size-complex="13.5pt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style:font-size-asian="10pt" style:font-name-complex="Verdana1" style:font-size-complex="10pt"/>
    </style:style>
    <style:style style:name="T6" style:family="text">
      <style:text-properties fo:color="#000000" style:font-name="Verdana" fo:font-size="10pt" style:font-name-asian="Verdana1" style:font-size-asian="10pt" style:font-name-complex="Verdana1" style:font-size-complex="10pt"/>
    </style:style>
    <style:style style:name="T7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8" style:family="text">
      <style:text-properties fo:color="#000000" style:font-name="Verdana" fo:font-weight="bold" style:font-name-asian="Verdana1" style:font-weight-asian="bold" style:font-name-complex="Verdana1" style:font-weight-complex="bold"/>
    </style:style>
    <style:style style:name="T9" style:family="text">
      <style:text-properties fo:color="#000000" style:font-name="Verdana" fo:font-weight="bold" style:font-weight-asian="bold" style:font-name-complex="Verdana1" style:font-weight-complex="bold"/>
    </style:style>
    <style:style style:name="T10" style:family="text">
      <style:text-properties fo:color="#000000" style:font-name="Verdana" fo:font-weight="bold" style:font-weight-asian="bold" style:font-name-complex="Verdana1"/>
    </style:style>
    <style:style style:name="T11" style:family="text">
      <style:text-properties fo:color="#000000" style:font-name="Verdana" fo:font-size="14pt" fo:font-weight="bold" style:font-size-asian="14pt" style:font-weight-asian="bold" style:font-name-complex="Verdana1" style:font-size-complex="14pt"/>
    </style:style>
    <style:style style:name="T12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3" style:family="text">
      <style:text-properties fo:color="#00000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size="13.5pt" style:font-size-asian="13.5pt" style:font-size-complex="13.5pt"/>
    </style:style>
    <style:style style:name="T16" style:family="text">
      <style:text-properties fo:color="#000000" fo:font-size="13.5pt" fo:font-weight="bold" style:font-size-asian="13.5pt" style:font-weight-asian="bold" style:font-size-complex="13.5pt" style:font-weight-complex="bold"/>
    </style:style>
    <style:style style:name="T17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variant="normal" fo:text-transform="none" fo:color="#006600" style:text-line-through-style="none" style:text-line-through-type="none" style:font-name="Verdana" fo:font-size="10pt" fo:font-style="normal" style:text-underline-style="none" fo:font-weight="bold" style:font-size-asian="10pt" style:font-style-asian="normal" style:font-weight-asian="bold" style:font-name-complex="Verdana1" style:font-size-complex="16pt" style:font-weight-complex="bold"/>
    </style:style>
    <style:style style:name="T20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21" style:family="text">
      <style:text-properties fo:color="#008000" style:font-name="Verdana" fo:font-weight="bold" style:font-weight-asian="bold" style:font-name-complex="Verdana1"/>
    </style:style>
    <style:style style:name="T22" style:family="text">
      <style:text-properties fo:color="#008000" style:font-name="Verdana" fo:font-size="13.5pt" fo:font-weight="bold" style:font-size-asian="13.5pt" style:font-weight-asian="bold" style:font-name-complex="Verdana1" style:font-size-complex="13.5pt"/>
    </style:style>
    <style:style style:name="T23" style:family="text">
      <style:text-properties style:use-window-font-color="true"/>
    </style:style>
    <style:style style:name="T24" style:family="text">
      <style:text-properties fo:font-size="8pt" style:font-size-asian="8pt" style:font-size-complex="8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98in" fo:min-width="0.0819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/>
      <text:p text:style-name="P7"/>
      <text:p text:style-name="Título3"/>
      <text:p text:style-name="Text_20_body"/>
      <text:p text:style-name="Título3">ACUERDO DE CONTRATISTA INDEPENDIENTE</text:p>
      <text:p text:style-name="P1"/>
      <text:p text:style-name="Standard"><text:span text:style-name="T1"><text:s/></text:span><text:span text:style-name="notranslate"><text:span text:style-name="T17">NUMERO: </text:span></text:span></text:p>
      <text:p text:style-name="Standard"/>
      <text:p text:style-name="Standard"/>
      <text:p text:style-name="Standard"/>
      <text:p text:style-name="Standard"><text:span text:style-name="notranslate"><text:span text:style-name="T17">CLIENTE: </text:span></text:span></text:p>
      <text:list xml:id="list2728123842" text:style-name="WWNum1">
        <text:list-item>
          <text:h text:style-name="P3" text:outline-level="1"><text:span text:style-name="notranslate"><text:span text:style-name="T18">PROYECTO: </text:span></text:span></text:h>
        </text:list-item>
      </text:list>
      <text:p text:style-name="P8"/>
      <text:p text:style-name="P6"><text:span text:style-name="notranslate"><text:span text:style-name="T3">Fecha: </text:span></text:span></text:p>
      <text:p text:style-name="P6"><text:span text:style-name="notranslate"><text:span text:style-name="T4"><text:line-break/>Autor: </text:span></text:span></text:p>
      <text:p text:style-name="P9"/>
      <text:p text:style-name="P9"/>
      <text:p text:style-name="P2"><text:span text:style-name="T19">Esta plantilla de documento se brinda SOLAMENTE como una guia para la creacion de su propio documento. Sugerimos ENFATICAMENTE consultar a un abogado o profesional pertinente en su region/area/pais antes de usarlo en su negocio o industria. </text:span></text:p>
      <text:p text:style-name="P9"/>
      <text:p text:style-name="P9"/>
      <text:p text:style-name="P6"><text:span text:style-name="T20">Complete los datos que piden los comentarios en color verde. </text:span></text:p>
      <text:p text:style-name="P6"><text:span text:style-name="T20">Luego elimine estos comentarios ANTES de liberar el documento.</text:span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"><text:span text:style-name="notranslate"><text:span text:style-name="T8"><text:s/></text:span></text:span><text:span text:style-name="notranslate"><text:span text:style-name="T9">Versión Control Chart: </text:span></text:span></text:p>
      <text:p text:style-name="P12"><text:span text:style-name="notranslate"><text:span text:style-name="T20">Indique fecha, su rol, su nombre, <text:s/>acción sobre el documento (creación o que modificación) y numero de versión del mismo.</text:span></text:span></text:p>
      <text:p text:style-name="P10"/>
      <text:p text:style-name="P6"><text:span text:style-name="T5">${Version_control_chart[[metagrid]]}</text:span></text:p>
      <text:p text:style-name="P13"><text:span text:style-name="notranslate"><text:span text:style-name="T6"><text:line-break/></text:span></text:span><text:span text:style-name="notranslate"><text:span text:style-name="T11">ACUERDO DE CONTRATISTA INDEPENDIENTE</text:span></text:span></text:p>
      <text:p text:style-name="P14"><text:span text:style-name="notranslate"><text:span text:style-name="T13">Este acuerdo de contratista independiente (el</text:span></text:span><text:span text:style-name="apple-converted-space"><text:span text:style-name="T13"> </text:span></text:span><text:span text:style-name="notranslate"><text:span text:style-name="T14">“Contrato”)</text:span></text:span><text:span text:style-name="apple-converted-space"><text:span text:style-name="T15"> </text:span></text:span><text:span text:style-name="notranslate"><text:span text:style-name="T13">se celebra y entra en vigencia a partir del <text:s/>(la</text:span></text:span><text:span text:style-name="apple-converted-space"><text:span text:style-name="T15"> </text:span></text:span><text:span text:style-name="notranslate"><text:span text:style-name="T14">“Fecha</text:span></text:span><text:span text:style-name="apple-converted-space"><text:span text:style-name="T14"> </text:span></text:span><text:span text:style-name="notranslate"><text:span text:style-name="T14">Efectiva”)</text:span></text:span><text:span text:style-name="apple-converted-space"><text:span text:style-name="T15"> </text:span></text:span><text:span text:style-name="notranslate"><text:span text:style-name="T13">entre <text:s/>(la</text:span></text:span><text:span text:style-name="apple-converted-space"><text:span text:style-name="T13"> </text:span></text:span><text:span text:style-name="notranslate"><text:span text:style-name="T14">“Compañía”),</text:span></text:span><text:span text:style-name="apple-converted-space"><text:span text:style-name="T16"> </text:span></text:span><text:span text:style-name="notranslate"><text:span text:style-name="T13"><text:s/>y , (el</text:span></text:span><text:span text:style-name="apple-converted-space"><text:span text:style-name="T13"> </text:span></text:span><text:span text:style-name="notranslate"><text:span text:style-name="T14">“contratista”)</text:span></text:span><text:span text:style-name="apple-converted-space"><text:span text:style-name="T15"> </text:span></text:span><text:span text:style-name="notranslate"><text:span text:style-name="T13">(colectivamente, las</text:span></text:span><text:span text:style-name="apple-converted-space"><text:span text:style-name="T13"> </text:span></text:span><text:span text:style-name="notranslate"><text:span text:style-name="T14">“Partes”).</text:span></text:span></text:p>
      <text:p text:style-name="P15"><text:span text:style-name="notranslate"><text:span text:style-name="T13">La Compañía solicita al Contratista que preste servicios para el mismo y podrá solicitar al Contratista que realice otros servicios en el futuro;</text:span></text:span><text:span text:style-name="apple-converted-space"><text:span text:style-name="T15"> </text:span></text:span><text:span text:style-name="notranslate"><text:span text:style-name="T13">y por lo tanto, las Partes acuerdan lo siguiente:</text:span></text:span></text:p>
      <text:p text:style-name="P15"><text:span text:style-name="notranslate"><text:span text:style-name="T10"><text:line-break/>1.0.</text:span></text:span><text:span text:style-name="apple-converted-space"><text:span text:style-name="T2"> </text:span></text:span><text:span text:style-name="notranslate"><text:span text:style-name="T9">Duración y</text:span></text:span><text:span text:style-name="apple-converted-space"><text:span text:style-name="T9"> </text:span></text:span><text:span text:style-name="notranslate"><text:span text:style-name="T9">Terminación.</text:span></text:span></text:p>
      <text:p text:style-name="P15"><text:span text:style-name="notranslate"><text:span text:style-name="T13">1.1.</text:span></text:span><text:span text:style-name="apple-converted-space"><text:span text:style-name="T15"> </text:span></text:span><text:span text:style-name="notranslate"><text:span text:style-name="T13">Este Acuerdo entra en vigor inmediatamente a partir de la fecha efectiva, y se mantiene en pleno vigor y efecto hasta que el contratista haya completado los servicios (el</text:span></text:span><text:span text:style-name="apple-converted-space"><text:span text:style-name="T13"> </text:span></text:span><text:span text:style-name="notranslate"><text:span text:style-name="T14">"Plazo"),</text:span></text:span><text:span text:style-name="apple-converted-space"><text:span text:style-name="T15"> </text:span></text:span><text:span text:style-name="notranslate"><text:span text:style-name="T13">a menos que se resuelva con anterioridad conforme a esta Sección 1.</text:span></text:span></text:p>
      <text:p text:style-name="P15"><text:span text:style-name="notranslate"><text:span text:style-name="T13">1.2.</text:span></text:span><text:span text:style-name="apple-converted-space"><text:span text:style-name="T15"> </text:span></text:span><text:span text:style-name="notranslate"><text:span text:style-name="T13">Cualquiera de las Partes podrá rescindir el presente Acuerdo por causa, notificando por escrito a la otra Parte si la otra Parte: (i) infringe materialmente este Acuerdo y no ha podido subsanar dicho incumplimiento dentro de los <text:s/>días el incumplimiento proporcionado por la Parte que no ha incurrido en la infracción;</text:span></text:span><text:span text:style-name="apple-converted-space"><text:span text:style-name="T15"> </text:span></text:span><text:span text:style-name="notranslate"><text:span text:style-name="T13">(ii) se involucre en cualquier práctica comercial ilegal relacionada con el desempeño de esa Parte bajo el Acuerdo;</text:span></text:span><text:span text:style-name="apple-converted-space"><text:span text:style-name="T15"> o</text:span></text:span><text:span text:style-name="notranslate"><text:span text:style-name="T13"> (iii) presenta una solicitud de quiebra, se convierte en insolvente, reconoce su insolvencia de cualquier manera, deja de hacer negocios, hace una cesión en beneficio de sus acreedores, o tiene un receptor, fideicomisario o parte similar designado para su propiedad.</text:span></text:span></text:p>
      <text:p text:style-name="P16"/>
      <text:p text:style-name="P15"><text:span text:style-name="notranslate"><text:span text:style-name="T10"><text:line-break/>2.0.</text:span></text:span><text:span text:style-name="apple-converted-space"><text:span text:style-name="T2"> </text:span></text:span><text:span text:style-name="notranslate"><text:span text:style-name="T9">Servicios del Contratista.</text:span></text:span></text:p>
      <text:p text:style-name="P15"><text:span text:style-name="notranslate"><text:span text:style-name="T13">2.1.</text:span></text:span><text:span text:style-name="apple-converted-space"><text:span text:style-name="T15"> </text:span></text:span><text:span text:style-name="notranslate"><text:span text:style-name="T13">Durante el plazo, la empresa podrá solicitar el contratista proporcionar los siguientes servicios según sea necesario (los</text:span></text:span><text:span text:style-name="apple-converted-space"><text:span text:style-name="T13"> </text:span></text:span><text:span text:style-name="notranslate"><text:span text:style-name="T14">"Servicios"),</text:span></text:span><text:span text:style-name="apple-converted-space"><text:span text:style-name="T15"> </text:span></text:span><text:span text:style-name="notranslate"><text:span text:style-name="T13">u otros servicios mediante mutuo acuerdo por escrito entre las Partes (correo electrónico es aceptable):</text:span></text:span></text:p>
      <text:p text:style-name="P15"><text:span text:style-name="notranslate"><text:span text:style-name="T13">2.2.</text:span></text:span><text:span text:style-name="apple-converted-space"><text:span text:style-name="T15"> </text:span></text:span><text:span text:style-name="notranslate"><text:span text:style-name="T13">El Contratista proporcionará el equipo necesario para realizar los Servicios.</text:span></text:span><text:span text:style-name="apple-converted-space"><text:span text:style-name="T15"> </text:span></text:span><text:span text:style-name="notranslate"><text:span text:style-name="T13">Si el contratista tiene empleados o agentes (el</text:span></text:span><text:span text:style-name="apple-converted-space"><text:span text:style-name="T15"> </text:span></text:span><text:span text:style-name="notranslate"><text:span text:style-name="T14">"contratista</text:span></text:span><text:span text:style-name="apple-converted-space"><text:span text:style-name="T14"> </text:span></text:span><text:span text:style-name="notranslate"><text:span text:style-name="T14">de</text:span></text:span><text:span text:style-name="apple-converted-space"><text:span text:style-name="T14"> </text:span></text:span><text:span text:style-name="notranslate"><text:span text:style-name="T14">personal")</text:span></text:span><text:span text:style-name="notranslate"><text:span text:style-name="T13">,</text:span></text:span><text:span text:style-name="apple-converted-space"><text:span text:style-name="T13"> </text:span></text:span><text:span text:style-name="notranslate"><text:span text:style-name="T13">el contratista será el único responsable de todos los costos asociados con la contratación de ese Personal o Agentes.</text:span></text:span></text:p>
      <text:p text:style-name="P15"><text:span text:style-name="notranslate"><text:span text:style-name="T13">2.3 Como resultado de la prestación de los servicios, el personal del contratista o contratista puede crear cierto producto de trabajo (el</text:span></text:span><text:span text:style-name="apple-converted-space"><text:span text:style-name="T15"> </text:span></text:span><text:span text:style-name="notranslate"><text:span text:style-name="T14">"Producto</text:span></text:span><text:span text:style-name="apple-converted-space"><text:span text:style-name="T14"> </text:span></text:span><text:span text:style-name="notranslate"><text:span text:style-name="T14">de</text:span></text:span><text:span text:style-name="apple-converted-space"><text:span text:style-name="T14"> </text:span></text:span><text:span text:style-name="notranslate"><text:span text:style-name="T14">Trabajo").</text:span></text:span></text:p>
      <text:p text:style-name="P15"><text:span text:style-name="notranslate"><text:span text:style-name="T13">2.4.</text:span></text:span><text:span text:style-name="apple-converted-space"><text:span text:style-name="T15"> </text:span></text:span><text:span text:style-name="notranslate"><text:span text:style-name="T13">El Contratista notificará a la Compañía cualquier cambio al calendario del Contratista que pudiera afectar adversamente la disponibilidad del Contratista, ya sea conocido o desconocido en el momento de este Acuerdo, a más tardar <text:s/>antes de dicho cambio.</text:span></text:span><text:span text:style-name="apple-converted-space"><text:span text:style-name="T15"> </text:span></text:span><text:span text:style-name="notranslate"><text:span text:style-name="T13">Si el Contratista se da cuenta de dichos cambios dentro del período de , el Contratista notificará a la Compañía con prontitud de dichos cambios dentro de un período razonable de tiempo.</text:span></text:span></text:p>
      <text:p text:style-name="P15"><text:span text:style-name="notranslate"><text:span text:style-name="T13">2.5.</text:span></text:span><text:span text:style-name="apple-converted-space"><text:span text:style-name="T15"> </text:span></text:span><text:span text:style-name="notranslate"><text:span text:style-name="T13">El trabajo realizado por el Contratista se realizará a la siguiente tarifa: </text:span></text:span><text:span text:style-name="notranslate"><text:span text:style-name="T7">. </text:span></text:span><text:span text:style-name="notranslate"><text:span text:style-name="T13">El Contratista emitirá facturas al departamento de pagos de la Compañía dentro de los <text:s/>días siguientes a la finalización de los Servicios, a menos que la Compañía indique lo contrario, y proporcionará documentación según las instrucciones del departamento de pagos de la Compañía.</text:span></text:span><text:span text:style-name="apple-converted-space"><text:span text:style-name="T15"> </text:span></text:span><text:span text:style-name="notranslate"><text:span text:style-name="T13">La Compañía remitirá el pago al Contratista dentro de <text:s/>días de recibir la factura del Contratista.</text:span></text:span></text:p>
      <text:p text:style-name="P15"><text:span text:style-name="notranslate"><text:span text:style-name="T13">2.6.</text:span></text:span><text:span text:style-name="apple-converted-space"><text:span text:style-name="T15"> </text:span></text:span><text:span text:style-name="notranslate"><text:span text:style-name="T13">La Compañía no será responsable por cualquier tipo de impuestos ya sean nacionales, provinciales, municipales y/o locales derivados de los ingresos netos del Contratista o por la retención y / o pago de cualquier ingreso nacional, provincial y/o municipal y otros impuestos sobre la nómina, compensación de trabajadores, beneficios por incapacidad u otros requisitos legales Aplicable al Contratista.</text:span></text:span></text:p>
      <text:p text:style-name="P14"><text:span text:style-name="notranslate"><text:span text:style-name="T10"><text:line-break/>3.0.</text:span></text:span><text:span text:style-name="apple-converted-space"><text:span text:style-name="T2"> </text:span></text:span><text:span text:style-name="notranslate"><text:span text:style-name="T9">Estado del Contratista Independiente.</text:span></text:span></text:p>
      <text:p text:style-name="P14"><text:span text:style-name="notranslate"><text:span text:style-name="T13">3.1.</text:span></text:span><text:span text:style-name="apple-converted-space"><text:span text:style-name="T15"> </text:span></text:span><text:span text:style-name="notranslate"><text:span text:style-name="T13">Las Partes acuerdan que el Contratista y cualquier Personal del Contratista serán contratados como contratistas independientes de la Compañía. Nada de lo contenido en este Acuerdo será interpretado para crear ningún tipo de relación de empleador y empleado, principal y agente, sociedad o empresa conjunta, o cualquier otra relación fiduciaria.</text:span></text:span></text:p>
      <text:p text:style-name="P14"><text:span text:style-name="notranslate"><text:span text:style-name="T13">3.2.</text:span></text:span><text:span text:style-name="apple-converted-space"><text:span text:style-name="T15"> </text:span></text:span><text:span text:style-name="notranslate"><text:span text:style-name="T13">El Contratista no podrá actuar como agente para, ni en nombre de la Compañía, ni para representar a la Compañía, ni para obligar a la Compañía de ninguna manera.</text:span></text:span></text:p>
      <text:p text:style-name="P14"><text:span text:style-name="notranslate"><text:span text:style-name="T13">3.3.</text:span></text:span><text:span text:style-name="apple-converted-space"><text:span text:style-name="T15"> </text:span></text:span><text:span text:style-name="notranslate"><text:span text:style-name="T13">El Contratista no tendrá derecho a compensación de trabajador, jubilación, seguro u otros beneficios otorgados a los empleados de la Compañía.</text:span></text:span></text:p>
      <text:p text:style-name="P15"><text:soft-page-break/><text:span text:style-name="notranslate"><text:span text:style-name="T13"><text:line-break/></text:span></text:span><text:span text:style-name="notranslate"><text:span text:style-name="T10">4.0.</text:span></text:span><text:span text:style-name="apple-converted-space"><text:span text:style-name="T2"> </text:span></text:span><text:span text:style-name="notranslate"><text:span text:style-name="T9">Propiedad.</text:span></text:span></text:p>
      <text:p text:style-name="P15"><text:span text:style-name="notranslate"><text:span text:style-name="T13">4.1.</text:span></text:span><text:span text:style-name="apple-converted-space"><text:span text:style-name="T15"> </text:span></text:span><text:span text:style-name="notranslate"><text:span text:style-name="T13">Las Partes acuerdan que, en la medida en que el Producto de Trabajo o una parte del Producto de Trabajo califique como "trabajo realizado por encargo", dentro de la definición de la Sección <text:s/>de la Ley de Derechos de Autor de (), Se considerará una obra o trabajo realizado por encargo.</text:span></text:span><text:span text:style-name="apple-converted-space"><text:span text:style-name="T15"> </text:span></text:span><text:span text:style-name="notranslate"><text:span text:style-name="T13">Si el Producto de Trabajo o cualquier porción del Producto de Trabajo no califica como trabajo por encargo por contrato, y / o como de otra manera necesario para asegurar la propiedad completa de la Compañía de todos los derechos, títulos e intereses en el Producto de Trabajo, el Contratista transferirá y asignará a la Compañía todos los derechos, títulos e intereses en todo el mundo en y hacia cualquier Producto de Trabajo.</text:span></text:span><text:span text:style-name="apple-converted-space"><text:span text:style-name="T15"> </text:span></text:span><text:span text:style-name="notranslate"><text:span text:style-name="T13">Esta transferencia y cesión incluye, pero no se limita a, el derecho de publicar, distribuir, hacer trabajos derivados, editar, alterar o de otra manera utilizar el Producto de Trabajo en cualquier forma que la Compañía considere apropiada.</text:span></text:span></text:p>
      <text:p text:style-name="P15"><text:span text:style-name="notranslate"><text:span text:style-name="T13">4.2.</text:span></text:span><text:span text:style-name="apple-converted-space"><text:span text:style-name="T15"> </text:span></text:span><text:span text:style-name="notranslate"><text:span text:style-name="T13">La Empresa otorga al Contratista una licencia limitada, no exclusiva, intransferible, no cedible, libre de regalías, a nivel mundial para exhibir el Producto de Trabajo en una plataforma controlada personalmente, en su totalidad o en parte, por el Contratista.</text:span></text:span><text:span text:style-name="apple-converted-space"><text:span text:style-name="T15"> <text:line-break/></text:span></text:span><text:span text:style-name="notranslate"><text:span text:style-name="T13">La Compañía puede revocar esta licencia en cualquier momento solicitando la retirada del Producto de Trabajo exhibido por el Contratista.</text:span></text:span><text:span text:style-name="apple-converted-space"><text:span text:style-name="T15"> </text:span></text:span><text:span text:style-name="notranslate"><text:span text:style-name="T13">A petición, el Contratista retirará el Producto de Trabajo de la plataforma y proporcionará notificación por escrito de dicha remoción.</text:span></text:span></text:p>
      <text:p text:style-name="P15"><text:span text:style-name="notranslate"><text:span text:style-name="T10"><text:line-break/>5.0.</text:span></text:span><text:span text:style-name="apple-converted-space"><text:span text:style-name="T2"> </text:span></text:span><text:span text:style-name="notranslate"><text:span text:style-name="T9">Representaciones.</text:span></text:span><text:span text:style-name="apple-converted-space"><text:span text:style-name="T2"> </text:span></text:span></text:p>
      <text:p text:style-name="P15"><text:span text:style-name="notranslate"><text:span text:style-name="T13">Ambas Partes manifiestan que están plenamente autorizadas y facultadas para celebrar el presente Acuerdo y que el cumplimiento de las obligaciones en virtud del presente acuerdo no violará ni infringirá los derechos de terceros ni violará ningún acuerdo entre las Partes y cualquier otro Persona, empresa u organización o cualquier ley o regulación gubernamental y/o provincial y/o municipal.</text:span></text:span></text:p>
      <text:p text:style-name="P14"><text:span text:style-name="notranslate"><text:span text:style-name="T10"><text:line-break/>6.0.</text:span></text:span><text:span text:style-name="apple-converted-space"><text:span text:style-name="T2"> </text:span></text:span><text:span text:style-name="notranslate"><text:span text:style-name="T9">Indemnización.</text:span></text:span><text:span text:style-name="apple-converted-space"><text:span text:style-name="T2"> </text:span></text:span></text:p>
      <text:p text:style-name="P14"><text:span text:style-name="notranslate"><text:span text:style-name="T13">El Contratista indemnizará y eximirá de responsabilidad a la Compañía, a sus afiliados y a sus respectivos funcionarios, directores, agentes y empleados de cualquier reclamo, demanda, pérdida, causa de acción, daño, pleito, juicio, incluyendo honorarios de abogados y costos y costes, derivados de, o relacionados con, los servicios del Contratista bajo este Acuerdo.<text:line-break/></text:span></text:span></text:p>
      <text:p text:style-name="P14"/>
      <text:p text:style-name="P14"><text:span text:style-name="notranslate"><text:span text:style-name="T10">7.0.</text:span></text:span><text:span text:style-name="apple-converted-space"><text:span text:style-name="T2"> </text:span></text:span><text:span text:style-name="notranslate"><text:span text:style-name="T9">Información confidencial.</text:span></text:span></text:p>
      <text:p text:style-name="P17"><text:span text:style-name="notranslate"><text:span text:style-name="T13">7.1 Cada Parte (en su nombre y en nombre de sus subcontratistas, empleados o representantes, o agentes de cualquier clase) acuerda mantener y tratar toda la información confidencial de la otra Parte, incluyendo, pero no limitado a, secretos comerciales, cifras de ventas, los empleados y la información del cliente y cualquier otra información que la Parte receptora razonablemente debe saber es confidencial (</text:span></text:span><text:span text:style-name="apple-converted-space"><text:span text:style-name="T15"> </text:span></text:span><text:span text:style-name="notranslate"><text:span text:style-name="T14">“información</text:span></text:span><text:span text:style-name="apple-converted-space"><text:span text:style-name="T14"> </text:span></text:span><text:span text:style-name="notranslate"><text:span text:style-name="T14">confidencial”) </text:span></text:span><text:span text:style-name="notranslate"><text:span text:style-name="T13">como confidencial y proteger la información confidencial con el mismo grado de atención que utiliza cada parte para proteger su propia información confidencial de la misma naturaleza.</text:span></text:span></text:p>
      <text:p text:style-name="P17"><text:span text:style-name="notranslate"><text:span text:style-name="T13">7.2 La Información Confidencial no incluye información que (i) en el momento de la divulgación o posteriormente sea legalmente obtenida de fuentes públicamente disponibles generalmente conocidas por el público (excepto como resultado de una divulgación por la Parte receptora o sus representantes);</text:span></text:span><text:span text:style-name="apple-converted-space"><text:span text:style-name="T15"> </text:span></text:span><text:span text:style-name="notranslate"><text:span text:style-name="T13">(ii) esté disponible para la Parte receptora de una manera no confidencial de una fuente que no esté vinculada por un acuerdo de confidencialidad con respecto a la Información Confidencial y no esté obligada a hacerlo;</text:span></text:span><text:span text:style-name="apple-converted-space"><text:span text:style-name="T15"> </text:span></text:span><text:span text:style-name="notranslate"><text:span text:style-name="T13">O (iii) ha sido adquirida o desarrollada independientemente por la Parte receptora sin violar sus obligaciones bajo este Acuerdo o bajo ninguna ley nacional, provincial, municipal o de cualquier otra jurisdicción pertinente.</text:span></text:span></text:p>
      <text:p text:style-name="P15"><text:span text:style-name="notranslate"><text:span text:style-name="T10"><text:line-break/>8.0.</text:span></text:span><text:span text:style-name="apple-converted-space"><text:span text:style-name="T2"> </text:span></text:span><text:span text:style-name="notranslate"><text:span text:style-name="T9">Responsabilidad.</text:span></text:span></text:p>
      <text:p text:style-name="P15"><text:span text:style-name="apple-converted-space"><text:span text:style-name="T15"> </text:span></text:span><text:span text:style-name="notranslate"><text:span text:style-name="T13">EXCEPTO CON RESPECTO A LAS OBLIGACIONES DE INDEMNIZACIÓN DE LAS PARTES, NINGUNA DE LAS PARTES SERÁ RESPONSABLE HACIA EL OTRO POR CUALQUIER DAÑO ESPECIAL, INDIRECTO, INCIDENTAL, PUNITIVO O CONSECUENTE QUE SURJA DE O RELACIONADO CON ESTE ACUERDO, INCLUYENDO DAÑOS CORPORALES, MUERTE, PÉRDIDA DE INGRESOS O BENEFICIOS U OTROS BENEFICIOS, Y RECLAMOS POR CUALQUIER TERCERO, INCLUSO SI LAS PARTES HAN SIDO ADVERTIDAS DE LA POSIBILIDAD DE DICHOS DAÑOS.</text:span></text:span><text:span text:style-name="apple-converted-space"><text:span text:style-name="T15"> </text:span></text:span><text:span text:style-name="notranslate"><text:span text:style-name="T13">LA LIMITACIÓN ANTERIOR SE APLICA A TODAS LAS CAUSAS DE ACCIÓN EN EL AGREGADO, INCLUYENDO SIN LIMITACIÓN AL INCUMPLIMIENTO DE CONTRATO, INCUMPLIMIENTO DE GARANTÍA, NEGLIGENCIA, RESPONSABILIDAD ESTRICTA Y OTROS.</text:span></text:span></text:p>
      <text:p text:style-name="P14"><text:span text:style-name="notranslate"><text:span text:style-name="T13"><text:line-break/></text:span></text:span><text:span text:style-name="notranslate"><text:span text:style-name="T10">9.0.</text:span></text:span><text:span text:style-name="apple-converted-space"><text:span text:style-name="T2"> </text:span></text:span><text:span text:style-name="notranslate"><text:span text:style-name="T9">Renuncia de Garantías.</text:span></text:span></text:p>
      <text:p text:style-name="P15"><text:span text:style-name="notranslate"><text:span text:style-name="T13">LAS GARANTÍAS CONTENIDAS EN EL PRESENTE DOCUMENTO SON LAS ÚNICAS GARANTÍAS ACEPTADAS POR LAS PARTES AQUÍ.</text:span></text:span><text:span text:style-name="apple-converted-space"><text:span text:style-name="T15"> </text:span></text:span><text:span text:style-name="notranslate"><text:span text:style-name="T13">CADA PARTE NO HACE NINGUNA OTRA GARANTÍA, YA SEA EXPRESA O IMPLÍCITA, Y EXPRESAMENTE EXCLUYE Y RENUNCIA A TODAS LAS DEMÁS GARANTÍAS Y REPRESENTACIONES DE CUALQUIER TIPO, INCLUYENDO CUALQUIER GARANTÍA DE COMERCIALIZACIÓN, ADECUACIÓN PARA UN PROPÓSITO PARTICULAR, U OTROS.</text:span></text:span><text:span text:style-name="apple-converted-space"><text:span text:style-name="T15"> </text:span></text:span><text:span text:style-name="notranslate"><text:span text:style-name="T13">LA EMPRESA NO PROPORCIONA NINGUNA GARANTÍA DE QUE EL FUNCIONAMIENTO DE CUALQUIER SERVICIO AQUÍ SERÁ ININTERRUMPIDO O LIBRE DE ERRORES.</text:span></text:span></text:p>
      <text:p text:style-name="P15"><text:span text:style-name="notranslate"><text:span text:style-name="T10"><text:line-break/>10.0</text:span></text:span><text:span text:style-name="apple-converted-space"><text:span text:style-name="T2"> </text:span></text:span><text:span text:style-name="notranslate"><text:span text:style-name="T9">Disposiciones varias.</text:span></text:span></text:p>
      <text:p text:style-name="P17"><text:span text:style-name="notranslate"><text:span text:style-name="T13">10.1.</text:span></text:span><text:span text:style-name="apple-converted-space"><text:span text:style-name="T15"> </text:span></text:span><text:span text:style-name="notranslate"><text:span text:style-name="T13">El presente Acuerdo y los anexos, duplicados o copias que lo acompañen constituyen el acuerdo completo entre las Partes con respecto al objeto del presente Acuerdo y sustituyen todas las negociaciones, acuerdos, representaciones y entendimientos previos de cualquier tipo, ya sean escritos u orales entre las Partes, anteriores a la fecha del presente Acuerdo.</text:span></text:span></text:p>
      <text:p text:style-name="P17"><text:span text:style-name="notranslate"><text:span text:style-name="T13">10.2.</text:span></text:span><text:span text:style-name="apple-converted-space"><text:span text:style-name="T15"> </text:span></text:span><text:span text:style-name="notranslate"><text:span text:style-name="T13">Este Acuerdo puede ser enmendado solamente por acuerdo escrito debidamente firmado por un representante autorizado de cada parte (el correo electrónico con la dirección legal, es aceptable).</text:span></text:span></text:p>
      <text:p text:style-name="P17"><text:span text:style-name="notranslate"><text:span text:style-name="T13">10.3.</text:span></text:span><text:span text:style-name="apple-converted-space"><text:span text:style-name="T15"> </text:span></text:span><text:span text:style-name="notranslate"><text:span text:style-name="T13">Si alguna disposición o disposiciones de este Acuerdo se mantienen inaplicables por cualquier motivo, dicha disposición se modificará para reflejar la intención de las partes.</text:span></text:span><text:span text:style-name="apple-converted-space"><text:span text:style-name="T15"> </text:span></text:span><text:span text:style-name="notranslate"><text:span text:style-name="T13">Todas las disposiciones restantes de este Acuerdo permanecerán en pleno vigor y efecto durante la vigencia de este Acuerdo.</text:span></text:span></text:p>
      <text:p text:style-name="P17"><text:span text:style-name="notranslate"><text:span text:style-name="T13">10.4.</text:span></text:span><text:span text:style-name="apple-converted-space"><text:span text:style-name="T15"> </text:span></text:span><text:span text:style-name="notranslate"><text:span text:style-name="T13">El presente Acuerdo no será cedido por ninguna de las partes sin el consentimiento expreso de la otra parte.</text:span></text:span></text:p>
      <text:p text:style-name="P17"><text:span text:style-name="notranslate"><text:span text:style-name="T13">10.5.</text:span></text:span><text:span text:style-name="apple-converted-space"><text:span text:style-name="T15"> </text:span></text:span><text:span text:style-name="notranslate"><text:span text:style-name="T13">No se presumirá que un fracaso o retraso en el ejercicio de cualquier derecho, poder o privilegio con respecto a este Acuerdo constituya una renuncia, y no se presumirá que un ejercicio único o parcial de cualquier derecho, poder o privilegio impide cualquier posterior o ulterior Ejercicio, de ese derecho, poder o privilegio o el ejercicio de cualquier otro derecho, poder o privilegio.</text:span></text:span></text:p>
      <text:p text:style-name="P17"><text:span text:style-name="notranslate"><text:span text:style-name="T13">10.6.</text:span></text:span><text:span text:style-name="apple-converted-space"><text:span text:style-name="T15"> </text:span></text:span><text:span text:style-name="notranslate"><text:span text:style-name="T13">Este Contrato se regirá e interpretará de conformidad con las leyes del <text:s/>Estado de <text:s/>sin referencia a ningún principio de conflicto de leyes, que pudiera causar la aplicación de las leyes de otro . Cualquier acción instituida por cualquiera de las partes que surja de este Acuerdo sólo será llevada, juzgada y resuelta en los tribunales federales, nacionales o estatales aplicables que tengan jurisdicción en el Estado de </text:span></text:span><text:span text:style-name="apple-converted-space"><text:span text:style-name="T15">. </text:span></text:span><text:span text:style-name="notranslate"><text:span text:style-name="T13">CADA PARTE CONSIDERA A LA EXCLUSIVA JURISDICCIÓN PERSONAL Y LUGAR DE LOS TRIBUNALES, ESTADO Y FEDERAL, TENIENDO JURISDICCIÓN EN EL ESTADO DE .</text:span></text:span></text:p>
      <text:p text:style-name="P15"/>
      <text:p text:style-name="P15"><text:span text:style-name="notranslate"><text:span text:style-name="T13">Las Partes firman el presente Acuerdo en la fecha indicada en la cláusula introductoria.</text:span></text:span></text:p>
      <text:p text:style-name="P14"><text:span text:style-name="notranslate"><text:span text:style-name="T21"><text:line-break/></text:span></text:span><text:span text:style-name="notranslate"><text:span text:style-name="T22"><text:line-break/></text:span></text:span></text:p>
      <text:p text:style-name="P14"><text:span text:style-name="notranslate"><text:span text:style-name="T2">Firma:</text:span></text:span><text:span text:style-name="notranslate"><text:span text:style-name="T13"> ____________________________________</text:span></text:span></text:p>
      <text:p text:style-name="P14"><text:soft-page-break/><text:span text:style-name="notranslate"><text:span text:style-name="T2">Nombre:</text:span></text:span><text:span text:style-name="notranslate"><text:span text:style-name="T13"> __________________________________</text:span></text:span></text:p>
      <text:p text:style-name="P14"><text:span text:style-name="notranslate"><text:span text:style-name="T2">Titulo:</text:span></text:span><text:span text:style-name="notranslate"><text:span text:style-name="T15"> _________________________________</text:span></text:span></text:p>
      <text:p text:style-name="P14"><text:span text:style-name="notranslate"><text:span text:style-name="T21"><text:line-break/><text:line-break/></text:span></text:span></text:p>
      <text:p text:style-name="P14"><text:span text:style-name="notranslate"><text:span text:style-name="T2">Firma:</text:span></text:span><text:span text:style-name="notranslate"><text:span text:style-name="T13"> ____________________________________</text:span></text:span></text:p>
      <text:p text:style-name="P14"><text:span text:style-name="notranslate"><text:span text:style-name="T2">Nombre:</text:span></text:span><text:span text:style-name="notranslate"><text:span text:style-name="T13"> __________________________________</text:span></text:span></text:p>
      <text:p text:style-name="P14"><text:span text:style-name="notranslate"><text:span text:style-name="T2">Titulo:</text:span></text:span><text:span text:style-name="notranslate"><text:span text:style-name="T15"> _________________________________</text:span></text:span></text:p>
      <text:p text:style-name="P14"><text:bookmark text:name="_PictureBullets"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notranslate"><text:span text:style-name="T3">Notas:<text:line-break/>Todas las cifras expresadas en: (USD) United States Dollar.<text:line-break/>No se incluyen impuestos en los valores aquí presentad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Gothic720 Lt BT" svg:font-family="'Gothic720 Lt BT'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othic720 Lt BT1" svg:font-family="'Gothic720 Lt BT', 'Times New Roman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MS Gothic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1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default-outline-level="8" style:list-style-name="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Text_20_sans_20_Char" style:display-name="Normal Text sans Char" style:family="paragraph" style:parent-style-name="Standard" style:default-outline-level="">
      <style:paragraph-properties fo:margin-left="1.9689in" fo:margin-right="0.248in" fo:margin-top="0.111in" fo:margin-bottom="0.1945in" loext:contextual-spacing="false" fo:hyphenation-ladder-count="no-limit" fo:text-indent="0in" style:auto-text-indent="false"/>
      <style:text-properties fo:color="#000000" style:font-name="Gothic720 Lt BT" fo:font-family="'Gothic720 Lt BT', 'Times New Roman'" style:font-family-generic="roman" style:font-pitch="variable" fo:font-size="9.5pt" fo:language="en" fo:country="US" style:font-name-asian="MS Mincho" style:font-family-asian="'MS Mincho', 'MS Gothic'" style:font-family-generic-asian="system" style:font-pitch-asian="variable" style:font-size-asian="9.5pt" style:font-name-complex="Gothic720 Lt BT1" style:font-family-complex="'Gothic720 Lt BT', 'Times New Roman'" style:font-family-generic-complex="system" style:font-pitch-complex="variable" fo:hyphenate="true" fo:hyphenation-remain-char-count="2" fo:hyphenation-push-char-count="2"/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fo:font-family="Symbol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WW8Num3z1" style:family="text">
      <style:text-properties fo:color="#99cc00"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fo:color="#99cc00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>
      <style:text-properties fo:color="#99cc00"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5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uente_20_de_20_párrafo_20_predeter.3" style:display-name="Fuente de párrafo predeter.3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Símbolos_20_de_20_numeración" style:display-name="Símbolos de numeración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3z8" style:family="text"/>
    <style:style style:name="WW8Num3z7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style:use-window-font-color="true"/>
    </style:style>
    <style:style style:name="MT3" style:family="text">
      <style:text-properties fo:font-size="8pt" style:font-size-asian="8pt" style:font-size-complex="8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98in" fo:min-width="0.0819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0.7866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7" draw:style-name="Mgr1" draw:text-style-name="MP2" svg:width="0.7295in" svg:height="0.7295in"><draw:image xlink:href="Pictures/10000000000000E1000000E1C3872D108EB0E561.png" xlink:type="simple" xlink:show="embed" xlink:actuate="onLoad"><text:p/></draw:image></draw:frame><text:span text:style-name="MT1"><text:s text:c="23"/></text:span><draw:frame text:anchor-type="as-char" draw:z-index="11" draw:style-name="Mgr1" draw:text-style-name="MP2" svg:width="0.7295in" svg:height="0.7295in"><draw:image xlink:href="Pictures/10000000000000E1000000E1F053770B30960227.png" xlink:type="simple" xlink:show="embed" xlink:actuate="onLoad"><text:p/></draw:image></draw:frame></text:p>
      </style:header>
      <style:footer>
        <text:p text:style-name="MP3"><draw:custom-shape text:anchor-type="paragraph" draw:z-index="3" draw:name="Marco1" draw:style-name="Mgr2" draw:text-style-name="MP4" svg:width="0.0831in" svg:height="0.1906in" svg:x="7.3972in" svg:y="0.0008in"><text:p text:style-name="Footer"><text:span text:style-name="Número_20_de_20_página"><text:span text:style-name="MT2"><text:page-number text:select-page="current">4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3">@Copyright 2017-2018, TaskControl PMS . All Rights Reserved. </text:span><text:s text:c="1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7:36</meta:creation-date>
    <dc:language>es-CL</dc:language>
    <dc:date>2020-06-27T03:20:59</dc:date>
    <meta:editing-cycles>3</meta:editing-cycles>
    <dc:title>Caso de negocio</dc:title>
    <meta:editing-duration>PT2M</meta:editing-duration>
    <meta:generator>LibreOffice/6.0.7.3$Linux_X86_64 LibreOffice_project/00m0$Build-3</meta:generator>
    <meta:document-statistic meta:table-count="0" meta:image-count="0" meta:object-count="0" meta:page-count="4" meta:paragraph-count="63" meta:word-count="1830" meta:character-count="12251" meta:non-whitespace-character-count="10404"/>
    <meta:template xlink:type="simple" xlink:actuate="onRequest" xlink:title="Normal.dotm" xlink:href=""/>
  </office:meta>
</office:document-meta>
</file>